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077fcd2" officeooo:paragraph-rsid="007e9022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77fcd2" officeooo:paragraph-rsid="0091d8be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officeooo:rsid="006d2207" officeooo:paragraph-rsid="0088e795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officeooo:rsid="00856f71" officeooo:paragraph-rsid="008a663f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rsid="008daf7d" officeooo:paragraph-rsid="008daf7d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officeooo:rsid="0074c544" officeooo:paragraph-rsid="00718c3b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officeooo:rsid="0074c544" officeooo:paragraph-rsid="0085f6f0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2pt" officeooo:rsid="0086f44a" officeooo:paragraph-rsid="007e9022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2pt" officeooo:rsid="0086f44a" officeooo:paragraph-rsid="00926bfb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2pt" officeooo:rsid="00948282" officeooo:paragraph-rsid="00948282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2pt" officeooo:rsid="008bc63e" officeooo:paragraph-rsid="0088e795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0pt" officeooo:rsid="008daf7d" officeooo:paragraph-rsid="008daf7d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fo:color="#0000ff" style:font-name="Liberation Serif" fo:font-size="12pt" officeooo:rsid="007c8d55" officeooo:paragraph-rsid="0091d8be" style:font-size-asian="12pt" style:font-size-complex="12pt"/>
    </style:style>
    <style:style style:name="P17" style:family="paragraph" style:parent-style-name="Standard">
      <style:text-properties style:font-name="Liberation Serif" fo:font-size="10pt" officeooo:rsid="0078683b" officeooo:paragraph-rsid="0097f303" style:font-size-asian="10pt" style:font-size-complex="10pt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officeooo:rsid="01e03e6a" officeooo:paragraph-rsid="0097f303" style:font-size-asian="10pt" style:font-size-complex="10pt"/>
    </style:style>
    <style:style style:name="P19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77fcd2" officeooo:paragraph-rsid="0091d8be" style:font-size-asian="12pt" style:font-size-complex="12pt"/>
    </style:style>
    <style:style style:name="P20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859df4" officeooo:paragraph-rsid="0088e795" style:font-size-asian="12pt" style:font-size-complex="12pt"/>
    </style:style>
    <style:style style:name="P21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6d2207" officeooo:paragraph-rsid="00962ef3" style:font-size-asian="12pt" style:font-size-complex="12pt"/>
    </style:style>
    <style:style style:name="P22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6c490c" officeooo:paragraph-rsid="0088e795" style:font-size-asian="12pt" style:font-size-complex="12pt"/>
    </style:style>
    <style:style style:name="P23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948282" officeooo:paragraph-rsid="00948282" style:font-size-asian="12pt" style:font-size-complex="12pt"/>
    </style:style>
    <style:style style:name="P24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8daf7d" officeooo:paragraph-rsid="008daf7d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Liberation Serif" fo:font-size="12pt" officeooo:rsid="008daf7d" officeooo:paragraph-rsid="008daf7d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718c3b" officeooo:paragraph-rsid="008a663f" style:font-size-asian="12pt" style:font-style-asian="normal" style:font-size-complex="12pt" style:font-style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718c3b" officeooo:paragraph-rsid="009b1dde" style:font-size-asian="12pt" style:font-style-asian="normal" style:font-size-complex="12pt" style:font-style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8a663f" officeooo:paragraph-rsid="008a663f" style:font-size-asian="12pt" style:font-style-asian="normal" style:font-size-complex="12pt" style:font-style-complex="normal"/>
    </style:style>
    <style:style style:name="P29" style:family="paragraph" style:parent-style-name="Table_20_Contents" style:list-style-name="L1">
      <style:paragraph-properties fo:text-align="start" style:justify-single-word="false"/>
      <style:text-properties officeooo:rsid="0086f44a" officeooo:paragraph-rsid="00926bfb"/>
    </style:style>
    <style:style style:name="P30" style:family="paragraph" style:parent-style-name="Table_20_Contents" style:list-style-name="L1">
      <style:paragraph-properties fo:text-align="start" style:justify-single-word="false"/>
      <style:text-properties officeooo:rsid="0084c475" officeooo:paragraph-rsid="00926bfb"/>
    </style:style>
    <style:style style:name="P31" style:family="paragraph" style:parent-style-name="Table_20_Contents" style:list-style-name="L1">
      <style:paragraph-properties fo:text-align="start" style:justify-single-word="false"/>
      <style:text-properties officeooo:paragraph-rsid="0091d8be"/>
    </style:style>
    <style:style style:name="P32" style:family="paragraph" style:parent-style-name="Table_20_Contents" style:list-style-name="L1">
      <style:paragraph-properties fo:text-align="start" style:justify-single-word="false"/>
      <style:text-properties style:use-window-font-color="true" style:font-name="Liberation Serif" fo:font-size="12pt" officeooo:rsid="007e9022" officeooo:paragraph-rsid="008a663f" style:font-size-asian="12pt" style:font-size-complex="12pt"/>
    </style:style>
    <style:style style:name="P33" style:family="paragraph" style:parent-style-name="Table_20_Contents" style:master-page-name="Standard">
      <style:paragraph-properties fo:text-align="start" style:justify-single-word="false" style:page-number="auto"/>
      <style:text-properties style:font-name="Liberation Serif" fo:font-size="14pt" officeooo:rsid="00718c3b" officeooo:paragraph-rsid="00718c3b" style:font-size-asian="14pt" style:font-size-complex="14pt"/>
    </style:style>
    <style:style style:name="P3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97f303"/>
    </style:style>
    <style:style style:name="T2" style:family="text">
      <style:text-properties officeooo:rsid="00330f69"/>
    </style:style>
    <style:style style:name="T3" style:family="text">
      <style:text-properties officeooo:rsid="0085f6f0"/>
    </style:style>
    <style:style style:name="T4" style:family="text">
      <style:text-properties officeooo:rsid="006cf23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5f6f0" style:font-weight-asian="bold" style:font-weight-complex="bold"/>
    </style:style>
    <style:style style:name="T7" style:family="text">
      <style:text-properties style:font-name="Liberation Serif" fo:font-size="12pt" style:font-size-asian="12pt" style:font-size-complex="12pt"/>
    </style:style>
    <style:style style:name="T8" style:family="text">
      <style:text-properties style:font-name="Liberation Serif" fo:font-size="12pt" officeooo:rsid="0073a0a2" style:font-size-asian="12pt" style:font-size-complex="12pt"/>
    </style:style>
    <style:style style:name="T9" style:family="text">
      <style:text-properties style:font-name="Liberation Serif" fo:font-size="12pt" officeooo:rsid="007c8d55" style:font-size-asian="12pt" style:font-size-complex="12pt"/>
    </style:style>
    <style:style style:name="T10" style:family="text">
      <style:text-properties style:font-name="Liberation Serif" fo:font-size="12pt" officeooo:rsid="007605cd" style:font-size-asian="12pt" style:font-size-complex="12pt"/>
    </style:style>
    <style:style style:name="T11" style:family="text">
      <style:text-properties style:font-name="Liberation Serif" fo:font-size="12pt" officeooo:rsid="0074c544" style:font-size-asian="12pt" style:font-size-complex="12pt"/>
    </style:style>
    <style:style style:name="T12" style:family="text">
      <style:text-properties style:font-name="Liberation Serif" fo:font-size="12pt" officeooo:rsid="0085f6f0" style:font-size-asian="12pt" style:font-size-complex="12pt"/>
    </style:style>
    <style:style style:name="T13" style:family="text">
      <style:text-properties style:font-name="Liberation Serif" fo:font-size="12pt" officeooo:rsid="00926bfb" style:font-size-asian="12pt" style:font-size-complex="12pt"/>
    </style:style>
    <style:style style:name="T14" style:family="text">
      <style:text-properties officeooo:rsid="007e9022"/>
    </style:style>
    <style:style style:name="T15" style:family="text">
      <style:text-properties officeooo:rsid="00783f6c"/>
    </style:style>
    <style:style style:name="T16" style:family="text">
      <style:text-properties officeooo:rsid="0088e795"/>
    </style:style>
    <style:style style:name="T17" style:family="text">
      <style:text-properties officeooo:rsid="008af056"/>
    </style:style>
    <style:style style:name="T18" style:family="text">
      <style:text-properties officeooo:rsid="008e0b9b"/>
    </style:style>
    <style:style style:name="T19" style:family="text">
      <style:text-properties officeooo:rsid="0097f555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840c47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433024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59cd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83709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T27" style:family="text">
      <style:text-properties officeooo:rsid="008a91b8"/>
    </style:style>
    <style:style style:name="T28" style:family="text">
      <style:text-properties officeooo:rsid="00909af3"/>
    </style:style>
    <style:style style:name="T29" style:family="text">
      <style:text-properties officeooo:rsid="009bae2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6">A</text:span><text:span text:style-name="T5">ufgabe</text:span></text:p>
      <text:p text:style-name="P7"/>
      <text:p text:style-name="P7">Die folgenden Aufgaben beziehen sich auf die Northwind-Datenbank auf w3schools.com.</text:p>
      <text:p text:style-name="P7">Zur Struktur der Datenbank schau in das <text:span text:style-name="T29">Arbeitsblatt zum Einstieg in SQL.</text:span></text:p>
      <text:p text:style-name="P7"/>
      <text:p text:style-name="P26"><text:span text:style-name="T14">Entwickle die</text:span> SELECT-Befehle zu den folgenden <text:span text:style-name="T14">Abf</text:span>ragen. </text:p>
      <text:p text:style-name="P28">Verwende <text:span text:style-name="T5">Aliasse</text:span> für Spalten mit Aggregatfunktionen und ggf. zur Vereinfachung der Abfragen.</text:p>
      <text:p text:style-name="P28"/>
      <text:p text:style-name="P26">Probiere die Befehle aus unter </text:p>
      <text:p text:style-name="P26">h<text:span text:style-name="T4">ttps://www.w3schools.com/sql/trysql.asp?filename=trysql_select_all</text:span></text:p>
      <text:p text:style-name="P27">Kopiere <text:span text:style-name="T27">die Aufgabenstellungen und </text:span>deine <text:span text:style-name="T28">Lösungen</text:span> <text:span text:style-name="T27">in ein Textdokument</text:span>, damit du sie später zum Lernen zur Verfügung hast.</text:p>
      <text:p text:style-name="P28"/>
      <text:p text:style-name="P9"/>
      <text:list xml:id="list2650212385" text:style-name="L1">
        <text:list-item>
          <text:p text:style-name="P29"><text:span text:style-name="T11">L</text:span><text:span text:style-name="T7">iste für alle Länder auf, wie viele Kunden die Firma Northwind dort hat.</text:span></text:p>
        </text:list-item>
      </text:list>
      <text:p text:style-name="P12"/>
      <text:list xml:id="list201845055300665" text:continue-numbering="true" text:style-name="L1">
        <text:list-item>
          <text:p text:style-name="P30"><text:span text:style-name="T10">W</text:span><text:span text:style-name="T11">ie hoch ist der durchschnittliche Preis aller Produkte?</text:span></text:p>
        </text:list-item>
      </text:list>
      <text:p text:style-name="P5"/>
      <text:list xml:id="list201843561573066" text:continue-numbering="true" text:style-name="L1">
        <text:list-item>
          <text:p text:style-name="P31"><text:span text:style-name="T9">Liste für alle Bestellung</text:span><text:span text:style-name="T12">en</text:span><text:span text:style-name="T9"> die </text:span><text:span text:style-name="T8">Gesamt</text:span><text:span text:style-name="T13">menge</text:span><text:span text:style-name="T8"> der Produkte </text:span><text:span text:style-name="T9">auf.</text:span></text:p>
        </text:list-item>
      </text:list>
      <text:p text:style-name="P16"/>
      <text:list xml:id="list201843324644920" text:continue-numbering="true" text:style-name="L1">
        <text:list-item>
          <text:p text:style-name="P19"><text:span text:style-name="T16">W</text:span>ie viele Bestellungen <text:span text:style-name="T16">hat </text:span>Mitarbeiter Nr. 3 bearbeitet?</text:p>
        </text:list-item>
      </text:list>
      <text:p text:style-name="P4"/>
      <text:list xml:id="list201844949092188" text:continue-numbering="true" text:style-name="L1">
        <text:list-item>
          <text:p text:style-name="P32">Wie viele Bestellungen haben die einzelnen Mitarbeiter jeweils insgesamt bearbeitet?</text:p>
        </text:list-item>
      </text:list>
      <text:p text:style-name="P10"/>
      <text:list xml:id="list201844944769592" text:continue-numbering="true" text:style-name="L1">
        <text:list-item>
          <text:p text:style-name="P20">W<text:span text:style-name="T3">elches ist</text:span> das früheste, <text:span text:style-name="T3">welches das</text:span> späteste Datum, <text:span text:style-name="T17">an</text:span> dem Mitarbeiter <text:span text:style-name="T16">Steven Buchanan</text:span> eine Bestellung bearbeitet hat?</text:p>
        </text:list-item>
      </text:list>
      <text:p text:style-name="P11"/>
      <text:list xml:id="list201843264598730" text:continue-numbering="true" text:style-name="L1">
        <text:list-item>
          <text:p text:style-name="P21">Liste für alle <text:span text:style-name="T15">im Februar 1997 bestellten Produkte</text:span> folgende Informationen auf:<text:line-break/><text:span text:style-name="T19">Produktname, </text:span>Bestelldatum, Einzelpreis, Anzahl bestellter Einheiten und Gesamtpreis <text:span text:style-name="T19">der bestellten Einheiten.</text:span></text:p>
        </text:list-item>
      </text:list>
      <text:p text:style-name="P6"/>
      <text:list xml:id="list201843665549327" text:continue-numbering="true" text:style-name="L1">
        <text:list-item>
          <text:p text:style-name="P22">Wie hoch ist der Umsatz der Firma Northwind <text:span text:style-name="T15">im Februar 1997</text:span>?<text:line-break/>Hinweis: Der Umsatz bezeichnet die gesamten Einnahmen der Firma, d.h. die Verkaufserlöse aller Bestellungen zusammengenommen.<text:line-break/><text:span text:style-name="T15">Prüfe das Ergebnis, indem du die Verkaufserlöse aus Aufgabe 7 mit dem Taschenr. addierst.</text:span></text:p>
        </text:list-item>
      </text:list>
      <text:p text:style-name="P14"/>
      <text:list xml:id="list201843575764863" text:continue-numbering="true" text:style-name="L1">
        <text:list-item>
          <text:p text:style-name="P23">Liste alle Kundennummern mit dem Gesamtumsatz, den diese Kunden bestellt haben, auf.</text:p>
        </text:list-item>
      </text:list>
      <text:p text:style-name="P13"/>
      <text:list xml:id="list201845122262381" text:continue-numbering="true" text:style-name="L1">
        <text:list-item>
          <text:p text:style-name="P24">Liste für alle Mitarbeiter auf, wie viele verschiedene Kunden sie betreut haben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/>
      <text:p text:style-name="P17"/>
      <text:p text:style-name="P17"><draw:frame text:anchor-type="paragraph" draw:z-index="0" draw:name="Form1" draw:style-name="gr1" draw:text-style-name="P34" svg:width="1.795cm" svg:height="0.63cm" svg:x="15.217cm" svg:y="0.266cm"><draw:image xlink:href="Pictures/10000000000000580000001F196641809BB809C4.png" xlink:type="simple" xlink:show="embed" xlink:actuate="onLoad" loext:mime-type="image/png"><text:p/></draw:image></draw:frame></text:p>
      <text:p text:style-name="P18"><text:span text:style-name="T20">Autor: </text:span><text:span text:style-name="T21">Christian Pothmann – </text:span><text:a xlink:type="simple" xlink:href="https://cpothmann.de/" text:style-name="Internet_20_link" text:visited-style-name="Visited_20_Internet_20_Link"><text:span text:style-name="T21">c</text:span></text:a><text:a xlink:type="simple" xlink:href="https://cpothmann.de/" text:style-name="Internet_20_link" text:visited-style-name="Visited_20_Internet_20_Link"><text:span text:style-name="T22">pothmann.de</text:span></text:a><text:span text:style-name="T22">, </text:span><text:span text:style-name="T23">f</text:span><text:span text:style-name="T21">reigegeben unter </text:span><text:a xlink:type="simple" xlink:href="https://creativecommons.org/licenses/by-nc-sa/4.0/" text:style-name="Internet_20_link" text:visited-style-name="Visited_20_Internet_20_Link"><text:span text:style-name="T21">CC BY-NC-SA 4.0</text:span></text:a><text:span text:style-name="T21">, </text:span><text:span text:style-name="T24">Ju</text:span><text:span text:style-name="T25">l</text:span><text:span text:style-name="T24">i</text:span><text:span text:style-name="T26">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97f303"/>
    </style:style>
    <style:style style:name="MT2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SQL <text:span text:style-name="MT1">Rechnen</text:span>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– <text:span text:style-name="MT2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11T20:18:43.036000000</dc:date>
    <meta:editing-duration>PT9H16M21S</meta:editing-duration>
    <meta:editing-cycles>99</meta:editing-cycles>
    <meta:generator>LibreOffice/6.2.5.2$Windows_X86_64 LibreOffice_project/1ec314fa52f458adc18c4f025c545a4e8b22c159</meta:generator>
    <meta:document-statistic meta:table-count="1" meta:image-count="0" meta:object-count="0" meta:page-count="1" meta:paragraph-count="21" meta:word-count="242" meta:character-count="1750" meta:non-whitespace-character-count="1535"/>
  </office:meta>
</office:document-meta>
</file>